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2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6384" table:default-cell-style-name="ce3"/>
        <table:table-row table:style-name="ro1">
          <table:table-cell office:value-type="string" table:style-name="ce1">
            <text:p>1 día =</text:p>
          </table:table-cell>
          <table:table-cell office:value-type="float" office:value="1440" table:formula="msoxl:=24*60" table:style-name="ce2">
            <text:p>1440</text:p>
          </table:table-cell>
          <table:table-cell office:value-type="string" table:style-name="ce1">
            <text:p>1 hora=</text:p>
          </table:table-cell>
          <table:table-cell office:value-type="float" office:value="60" table:style-name="ce2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1">
            <text:p>1 día =</text:p>
          </table:table-cell>
          <table:table-cell office:value-type="float" office:value="86400" table:formula="msoxl:=B1*60" table:style-name="ce2">
            <text:p>86400</text:p>
          </table:table-cell>
          <table:table-cell office:value-type="string" table:style-name="ce1">
            <text:p>1 hora=</text:p>
          </table:table-cell>
          <table:table-cell office:value-type="float" office:value="3600" table:style-name="ce2">
            <text:p>3600</text:p>
          </table:table-cell>
          <table:table-cell table:number-columns-repeated="16380" table:style-name="ce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">
            <text:p>Segundos</text:p>
          </table:table-cell>
          <table:table-cell office:value-type="string" table:style-name="ce4">
            <text:p>Dias</text:p>
          </table:table-cell>
          <table:table-cell office:value-type="string" table:style-name="ce4">
            <text:p>Horas</text:p>
          </table:table-cell>
          <table:table-cell office:value-type="string" table:style-name="ce4">
            <text:p>Minuto</text:p>
          </table:table-cell>
          <table:table-cell office:value-type="string" table:style-name="ce4">
            <text:p>Segundos</text:p>
          </table:table-cell>
          <table:table-cell table:number-columns-repeated="16379"/>
        </table:table-row>
        <table:table-row table:style-name="ro1">
          <table:table-cell office:value-type="float" office:value="866795" table:style-name="ce3">
            <text:p>86679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770583" table:style-name="ce3">
            <text:p>77058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009748" table:style-name="ce3">
            <text:p>100974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5386105" table:style-name="ce3">
            <text:p>538610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512529" table:style-name="ce3">
            <text:p>512529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115144" table:style-name="ce3">
            <text:p>111514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654848" table:style-name="ce3">
            <text:p>65484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485553" table:style-name="ce3">
            <text:p>48555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859859" table:style-name="ce3">
            <text:p>859859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729698" table:style-name="ce3">
            <text:p>729698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040503" table:style-name="ce3">
            <text:p>104050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588394" table:style-name="ce3">
            <text:p>58839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904564" table:style-name="ce3">
            <text:p>904564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039261" table:style-name="ce3">
            <text:p>103926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1046280" table:style-name="ce3">
            <text:p>1046280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673993" table:style-name="ce3">
            <text:p>673993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823142" table:style-name="ce3">
            <text:p>82314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897007" table:style-name="ce3">
            <text:p>897007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453795" table:style-name="ce3">
            <text:p>453795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float" office:value="613680" table:style-name="ce3">
            <text:p>613680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headers grid 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7T17:50:52Z</meta:creation-date>
    <dc:date>2017-09-20T21:46:28Z</dc:date>
  </office:meta>
</office:document-meta>
</file>